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15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3" office:value-type="string" calcext:value-type="string">
            <text:p>Checks with introduced existential quantifiers using the old transition relation computation WITHOUT heuristics.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Action 1</text:p>
          </table:table-cell>
          <table:table-cell table:style-name="ce1" office:value-type="string" calcext:value-type="string">
            <text:p>Action 2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Coordinator_VoteYes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Coordinator_VoteNo_9</text:p>
          </table:table-cell>
          <table:table-cell table:style-name="Default" office:value-type="string" calcext:value-type="string">
            <text:p>atomic_Coordinator_VoteYes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SetParticipantAborted_9</text:p>
          </table:table-cell>
          <table:table-cell table:style-name="Default" office:value-type="string" calcext:value-type="string">
            <text:p>atomic_Coordinator_VoteYes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ateXid_9</text:p>
          </table:table-cell>
          <table:table-cell table:style-name="Default" office:value-type="string" calcext:value-type="string">
            <text:p>atomic_Coordinator_VoteYes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Coordinator_VoteYes_9</text:p>
          </table:table-cell>
          <table:table-cell table:style-name="Default" office:value-type="string" calcext:value-type="string">
            <text:p>atomic_Coordinator_VoteNo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Coordinator_VoteNo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SetParticipantAborted_9</text:p>
          </table:table-cell>
          <table:table-cell table:style-name="Default" office:value-type="string" calcext:value-type="string">
            <text:p>atomic_Coordinator_VoteNo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ateXid_9</text:p>
          </table:table-cell>
          <table:table-cell table:style-name="Default" office:value-type="string" calcext:value-type="string">
            <text:p>atomic_Coordinator_VoteNo_9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Participant_VoteReq_10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ateXid_10</text:p>
          </table:table-cell>
          <table:table-cell table:style-name="Default" office:value-type="string" calcext:value-type="string">
            <text:p>atomic_Participant_VoteReq_10</text:p>
          </table:table-cell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Nonblocking</text:p>
          </table:table-cell>
          <table:table-cell table:style-name="Default" office:value-type="string" calcext:value-type="string">
            <text:p>atomic_Coordinator_VoteYes_9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Nonblocking</text:p>
          </table:table-cell>
          <table:table-cell table:style-name="Default" office:value-type="string" calcext:value-type="string">
            <text:p>atomic_Coordinator_VoteNo_9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Nonblocking</text:p>
          </table:table-cell>
          <table:table-cell table:style-name="Default" office:value-type="string" calcext:value-type="string">
            <text:p>atomic_Participant_VoteReq_10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Coordinator_VoteYes_9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Coordinator_VoteNo_9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Participant_VoteReq_10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Coordinator_TransactionReq_11</text:p>
          </table:table-cell>
          <table:table-cell table:style-name="Default"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_Coordinator_VoteYes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Coordinator_VoteNo_9</text:p>
          </table:table-cell>
          <table:table-cell office:value-type="string" calcext:value-type="string">
            <text:p>atomic_Coordinator_VoteYes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SetParticipantAborted_9</text:p>
          </table:table-cell>
          <table:table-cell office:value-type="string" calcext:value-type="string">
            <text:p>atomic_Coordinator_VoteYes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AllocateXid_9</text:p>
          </table:table-cell>
          <table:table-cell office:value-type="string" calcext:value-type="string">
            <text:p>atomic_Coordinator_VoteYes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Coordinator_VoteYes_9</text:p>
          </table:table-cell>
          <table:table-cell office:value-type="string" calcext:value-type="string">
            <text:p>atomic_Coordinator_VoteNo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_Coordinator_VoteNo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SetParticipantAborted_9</text:p>
          </table:table-cell>
          <table:table-cell office:value-type="string" calcext:value-type="string">
            <text:p>atomic_Coordinator_VoteNo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AllocateXid_9</text:p>
          </table:table-cell>
          <table:table-cell office:value-type="string" calcext:value-type="string">
            <text:p>atomic_Coordinator_VoteNo_9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_Participant_VoteReq_10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AllocateXid_10</text:p>
          </table:table-cell>
          <table:table-cell office:value-type="string" calcext:value-type="string">
            <text:p>atomic_Participant_VoteReq_10</text:p>
          </table:table-cell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_Coordinator_VoteYes_9</text:p>
          </table:table-cell>
          <table:table-cell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_Coordinator_VoteNo_9</text:p>
          </table:table-cell>
          <table:table-cell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_Participant_VoteReq_10</text:p>
          </table:table-cell>
          <table:table-cell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Coordinator_VoteYes_9</text:p>
          </table:table-cell>
          <table:table-cell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Coordinator_VoteNo_9</text:p>
          </table:table-cell>
          <table:table-cell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Participant_VoteReq_10</text:p>
          </table:table-cell>
          <table:table-cell/>
        </table:table-row>
        <table:table-row table:style-name="ro2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Coordinator_TransactionReq_11</text:p>
          </table:table-cell>
          <table:table-cell/>
        </table:table-row>
        <table:table-row table:style-name="ro2">
          <table:table-cell table:style-name="Default" office:value-type="string" calcext:value-type="string">
            <text:p>alloc-mem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Alloc_2</text:p>
          </table:table-cell>
        </table:table-row>
        <table:table-row table:style-name="ro2">
          <table:table-cell table:style-name="Default" office:value-type="string" calcext:value-type="string">
            <text:p>alloc-mem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_2</text:p>
          </table:table-cell>
          <table:table-cell table:style-name="Default" office:value-type="string" calcext:value-type="string">
            <text:p>atomic_Free_2</text:p>
          </table:table-cell>
        </table:table-row>
        <table:table-row table:style-name="ro2">
          <table:table-cell table:style-name="Default" office:value-type="string" calcext:value-type="string">
            <text:p>alloc-mem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Alloc_2</text:p>
          </table:table-cell>
          <table:table-cell table:style-name="Default"/>
        </table:table-row>
        <table:table-row table:style-name="ro2">
          <table:table-cell office:value-type="string" calcext:value-type="string">
            <text:p>array-inser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INSERT_2</text:p>
          </table:table-cell>
          <table:table-cell/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Field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MutatorPhase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Root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WriteRoot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Color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Field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MutatorPhase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Root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WriteRoot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Color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Field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MutatorPhase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Root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WriteRoot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Color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2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Alloc_101</text:p>
          </table:table-cell>
          <table:table-cell table:style-name="Default"/>
        </table:table-row>
        <table:table-row table:style-name="ro2">
          <table:table-cell office:value-type="string" calcext:value-type="string">
            <text:p>multise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Insert_3</text:p>
          </table:table-cell>
          <table:table-cell/>
        </table:table-row>
        <table:table-row table:style-name="ro2">
          <table:table-cell office:value-type="string" calcext:value-type="string">
            <text:p>multise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InsertPair_3</text:p>
          </table:table-cell>
          <table:table-cell/>
        </table:table-row>
        <table:table-row table:style-name="ro2">
          <table:table-cell table:style-name="Default" office:value-type="string" calcext:value-type="string">
            <text:p>Siddharth-queue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pop_atomic_2</text:p>
          </table:table-cell>
          <table:table-cell table:style-name="Default"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ThreadStateGetE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ThreadStateGetE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GetElem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GetElem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SetElemShared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SetElemShared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SetElem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SetElem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Init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Init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.Leq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.Leq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GetElemShared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Shared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.Inc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AllocTid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AllocTid_11</text:p>
          </table:table-cell>
          <table:table-cell office:value-type="string" calcext:value-type="string">
            <text:p>AtomicVC.Copy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GetElemShared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.Inc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AllocTid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11</text:p>
          </table:table-cell>
          <table:table-cell office:value-type="string" calcext:value-type="string">
            <text:p>AtomicVC.Join_11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ThreadStateGetE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ThreadStateGetE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GetElem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GetElem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SetElemShared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SetElemShared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SetElem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SetElem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Init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Init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.Leq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.Leq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GetElemShared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Shared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.Inc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AllocTid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AllocTid_20</text:p>
          </table:table-cell>
          <table:table-cell office:value-type="string" calcext:value-type="string">
            <text:p>AtomicVC.Copy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GetElemShared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.Inc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AllocTid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20</text:p>
          </table:table-cell>
          <table:table-cell office:value-type="string" calcext:value-type="string">
            <text:p>AtomicVC.Join_20</text:p>
          </table:table-cell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VC.Copy_11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VC.Copy_20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VC.Copy_11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VC.Join_11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Fork_21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Join_21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Acquire_21</text:p>
          </table:table-cell>
          <table:table-cell/>
        </table:table-row>
        <table:table-row table:style-name="ro2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Release_21</text:p>
          </table:table-cell>
          <table:table-cell/>
        </table:table-row>
        <table:table-row table:style-name="ro2">
          <table:table-cell table:style-name="Default" office:value-type="string" calcext:value-type="string">
            <text:p>wsq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put_4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wsq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take_4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wsq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steal_4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1:09:38.29562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1:25:53.753295427</meta:creation-date>
    <dc:date>2019-10-24T21:11:13.888744345</dc:date>
    <meta:editing-duration>PT14M24S</meta:editing-duration>
    <meta:editing-cycles>7</meta:editing-cycles>
    <meta:generator>LibreOffice/6.0.7.3$Linux_X86_64 LibreOffice_project/00m0$Build-3</meta:generator>
    <meta:document-statistic meta:table-count="1" meta:cell-count="550" meta:object-count="0"/>
  </office:meta>
</office:document-meta>
</file>